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00ff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10" style:family="text">
      <style:text-properties fo:font-size="10pt" style:font-name-asian="Courier New" style:font-name-complex="Courier New" style:font-size-asian="10pt" style:font-size-complex="10pt"/>
    </style:style>
    <style:style style:name="T11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2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Courier New" style:font-name-complex="Courier New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3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LIST card_list, int qty = </text:span><text:span text:style-name="T3">makeListFromCharacterActions</text:span><text:span text:style-name="T4">(PLAYER, bool passCharacter, bool passSkipped)</text:span></text:p>
          </table:table-cell>
        </table:table-row>
        <table:table-row table:style-name="ro3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3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3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huffleList</text:span>(LIST lis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3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3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3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3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is_info = </text:span><text:span text:style-name="T3">isInfoCARD</text:span><text:span text:style-name="T4">(CARD card, string substring</text:span>)</text:p>
          </table:table-cell>
        </table:table-row>
        <table:table-row table:style-name="ro3">
          <table:table-cell/>
          <table:table-cell office:value-type="string" calcext:value-type="string">
            <text:p>bool is_boss = <text:span text:style-name="T1">isBossCARD</text:span><text:span text:style-name="T6">(CARD card)</text:span></text:p>
          </table:table-cell>
        </table:table-row>
        <table:table-row table:style-name="ro3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3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3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LIST new_list = <text:span text:style-name="T1">createList</text:span><text:span text:style-name="T6">()</text:span></text:p>
          </table:table-cell>
        </table:table-row>
        <table:table-row table:style-name="ro3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3">
          <table:table-cell/>
          <table:table-cell office:value-type="string" calcext:value-type="string">
            <text:p>CARD board_card = <text:span text:style-name="T1">getCARD</text:span>(TARGET card)</text:p>
          </table:table-cell>
        </table:table-row>
        <table:table-row table:style-name="ro3">
          <table:table-cell/>
          <table:table-cell office:value-type="string" calcext:value-type="string">
            <text:p>TARGET listCard = <text:span text:style-name="T1">makeTargetFromCARD</text:span>(CARD board_card)</text:p>
          </table:table-cell>
        </table:table-row>
        <table:table-row table:style-name="ro3">
          <table:table-cell/>
          <table:table-cell table:style-name="ce8"/>
        </table:table-row>
        <table:table-row table:style-name="ro3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3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3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5">LIST card = </text:span><text:span text:style-name="T3">takeTargetCardFromDeck</text:span><text:span text:style-name="T4">(PLAYER,</text:span>TARGET card,DECK from_deck)</text:p>
          </table:table-cell>
        </table:table-row>
        <table:table-row table:style-name="ro3">
          <table:table-cell/>
          <table:table-cell office:value-type="string" calcext:value-type="string">
            <text:p>LIST cards_taken = <text:span text:style-name="T1">takeCardsFromDeck</text:span>(PLAYER,DECK deck_list, int qty)</text:p>
          </table:table-cell>
        </table:table-row>
        <table:table-row table:style-name="ro3">
          <table:table-cell/>
          <table:table-cell office:value-type="string" calcext:value-type="string">
            <text:p>LIST from, LIST card = <text:span text:style-name="T1">takeNextCardsFromList</text:span>(LIST from,int qty)</text:p>
          </table:table-cell>
        </table:table-row>
        <table:table-row table:style-name="ro3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LIST from, int removed_qty</text:span> = <text:span text:style-name="T1">takeCardsFromList</text:span>(LIST to_take,LIST from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LIST out_list = </text:span><text:span text:style-name="T3">takeTargetCardFromListToDeck</text:span><text:span text:style-name="T4">(PLAYER,</text:span>DECK deck_list,LIST out_list,TARGET card_to_take,ZTCG_DECKORIEN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2">int moved_qty </text:span><text:span text:style-name="T3">= moveCards</text:span><text:span text:style-name="T4">(PLAYER,</text:span>DECK from_deck,DECK to_deck,ZTCG_STRING take,ZTCG_STRING put,int va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LIST from, int moved_qty</text:span><text:span text:style-name="T5"> = </text:span><text:span text:style-name="T3">moveCardsFromListToDeck</text:span><text:span text:style-name="T4">(PLAYER,</text:span>LIST from,DECK to_deck,ZTCG_DECKMOVE (take),ZTCG_DECKMOVE (put),int val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increaseCardRegister</text:span>(CARD card, ZTCG_CARDID,int slot,short int inc_val,short int signal, ZTCG_POINTCUTID)</text:p>
          </table:table-cell>
        </table:table-row>
        <table:table-row table:style-name="ro3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3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bool ret = </text:span><text:span text:style-name="T1">hasSharedFlags</text:span>(ZTCG_TYPE (<text:span text:style-name="T7">flag</text:span>), ZTCG_TYPE (<text:span text:style-name="T7">flag</text:span>)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hasSharedFlagsCARD</text:span>(CARD card, ZTCG_FLAGTYPE, ZTCG_TYPE (<text:span text:style-name="T7">flag</text:span>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ZTCG_TYPE val = <text:span text:style-name="T1">decodeZtcgFlag</text:span>(ZTCG_TYPE (<text:span text:style-name="T7">flag</text:span>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8" office:value-type="string" calcext:value-type="string">
            <text:p><text:span text:style-name="T8">insertCardNextAction</text:span><text:span text:style-name="T4">(PLAYER)</text:span></text:p>
          </table:table-cell>
        </table:table-row>
        <table:table-row table:style-name="ro3">
          <table:table-cell/>
          <table:table-cell table:style-name="ce8" office:value-type="string" calcext:value-type="string">
            <text:p><text:span text:style-name="T8">insertCardTurnAction</text:span><text:span text:style-name="T4">(PLAYER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updateGameValue</text:span>(int pos, int new_value (<text:span text:style-name="T7">ZTCG_ID</text:span>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LIST card_under = <text:span text:style-name="T1">putCardUnder</text:span>(CARD card,TARGET card_under) //take first card of the list only</text:p>
          </table:table-cell>
        </table:table-row>
        <table:table-row table:style-name="ro3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3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3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3">
          <table:table-cell/>
          <table:table-cell office:value-type="string" calcext:value-type="string">
            <text:p>int count = <text:span text:style-name="T1">countCardsUnder</text:span>(PLAYER, CARD card)</text:p>
          </table:table-cell>
        </table:table-row>
        <table:table-row table:style-name="ro3">
          <table:table-cell/>
          <table:table-cell office:value-type="string" calcext:value-type="string">
            <text:p>LIST cards_under = <text:span text:style-name="T1">makeListCardsUnder</text:span>(PLAYER, 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3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3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3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3">
          <table:table-cell/>
          <table:table-cell office:value-type="string" calcext:value-type="string">
            <text:p>bool has_pet = <text:span text:style-name="T1">isPetOnPlayerTable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3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3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3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makePrompt</text:span>(PLAYER,bool isYesNo,string text,string subtxt, WILD const1,WILD const2,string opt1,string opt2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<text:span text:style-name="T9">insertTimedAura</text:span><text:span text:style-name="T10">(PLAYER, int cardid, int turns)</text:span></text:p>
          </table:table-cell>
        </table:table-row>
        <table:table-row table:style-name="ro3">
          <table:table-cell/>
          <table:table-cell table:style-name="ce3" office:value-type="string" calcext:value-type="string">
            <text:p><text:span text:style-name="T11">int count = </text:span><text:span text:style-name="T12">countTimedAura</text:span><text:span text:style-name="T10">(PLAYER, int cardid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updateBuff</text:span><text:span text:style-name="T4">(CARD card,CARD source,int incAtk,int incHp,int incDef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3">
          <table:table-cell/>
          <table:table-cell table:style-name="ce8" office:value-type="string" calcext:value-type="string">
            <text:p>incrementBuffEffect<text:span text:style-name="T6">(PLAYER,CARD source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applyTargetBonus</text:span><text:span text:style-name="T4">(PLAYER,CARD card,CARD src,int atk,int hp,int def</text:span>,shor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applyAuraBonus</text:span><text:span text:style-name="T4">(PLAYER, ZTCG_AURAMODE,ZTCG_BUFFMODE,CARD src,int atk,int hp,int def</text:span>,shor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3">
          <table:table-cell/>
          <table:table-cell table:style-name="ce8" office:value-type="string" calcext:value-type="string">
            <text:p><text:span text:style-name="T2">ZTCG_TYPE type = </text:span><text:span text:style-name="T3">selectCardType</text:span><text:span text:style-name="T4">(PLAYER, ZTCG_TYPE (flag)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3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locate</text:span><text:span text:style-name="T4">(PLAYER, ZTCG_LOCATEMODE, ZTCG_ELEMENT (flag)</text:span>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levelUp</text:span><text:span text:style-name="T4">(PLAYER)</text:span></text:p>
          </table:table-cell>
        </table:table-row>
        <table:table-row table:style-name="ro3">
          <table:table-cell/>
          <table:table-cell table:style-name="ce8" office:value-type="string" calcext:value-type="string">
            <text:p>levelUpScout<text:span text:style-name="T6">(PLAYER,bool skipHp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incrementPlayerLevel</text:span><text:span text:style-name="T6">(PLAYER, int level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bool res = isLevelUpTurn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swapCharacterActions</text:span><text:span text:style-name="T4">(PLAYER,, CARD cardA</text:span> CARD cardB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3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3">
          <table:table-cell/>
          <table:table-cell office:value-type="string" calcext:value-type="string">
            <text:p>bool res, int result_face = <text:span text:style-name="T1">throwDie</text:span>(PLAYER,int success,int faces)</text:p>
          </table:table-cell>
        </table:table-row>
        <table:table-row table:style-name="ro3">
          <table:table-cell/>
          <table:table-cell office:value-type="string" calcext:value-type="string">
            <text:p>bool res = <text:span text:style-name="T1">playRps</text:span><text:span text:style-name="T6">(PLAYER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bool res = </text:span><text:span text:style-name="T3">playClash</text:span><text:span text:style-name="T4">(PLAYER)</text:span></text:p>
          </table:table-cell>
        </table:table-row>
        <table:table-row table:style-name="ro3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bool draw </text:span><text:span text:style-name="T1">= scoutMob</text:span>(PLAYER,ZTCG_SCOUTMODE,ZTCG_ELEMENT (flag)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discardCardRandom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Card</text:span>(PLAYER,ZTCG_TABLESLOTID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CARD card = </text:span><text:span text:style-name="T1">peekNextC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characterActions</text:span><text:span text:style-name="T6">(PLAYER)</text:span></text:p>
          </table:table-cell>
        </table:table-row>
        <table:table-row table:style-name="ro3">
          <table:table-cell/>
          <table:table-cell table:style-name="ce8" office:value-type="string" calcext:value-type="string">
            <text:p>monsterAttacks<text:span text:style-name="T6">(PLAYER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oRepeatCharacterAction</text:span>(PLAYER,bool underCharacter, int coun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doRepeatCharacterActionTrigger</text:span><text:span text:style-name="T4">(PLAYER,bool underCharacter, int count</text:span>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6">CARD card = </text:span><text:span text:style-name="T1">destroyMonster</text:span><text:span text:style-name="T6">(player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CARD card = </text:span><text:span text:style-name="T1">destroyEquipment</text:span><text:span text:style-name="T6">(player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5">bool used = </text:span><text:span text:style-name="T3">attack</text:span><text:span text:style-name="T4">(PLAYER, CARD attacker, int damage, ATK_RES, ATK_SRC, ZTCG_TABLESLOTID</text:span>, ZTCG_TRUESTRIKE, ZTCG_PREVENT, ZTCG_COUNTER)</text:p>
          </table:table-cell>
        </table:table-row>
        <table:table-row table:style-name="ro3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3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3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3">
          <table:table-cell/>
          <table:table-cell office:value-type="string" calcext:value-type="string">
            <text:p>int turns = <text:span text:style-name="T1">isAway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Away</text:span>(PLAYER,CARD card,int turns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3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turnSummon</text:span><text:span text:style-name="T4">(PLAYER,bool enable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turnEquip</text:span><text:span text:style-name="T4">(PLAYER,bool enable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turnAction</text:span><text:span text:style-name="T4">(PLAYER,bool enable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turnLocate</text:span><text:span text:style-name="T4">(PLAYER,bool enable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newCardLevelDrop</text:span><text:span text:style-name="T4">(CARD card,CARD src,int newLD</text:span><text:span text:style-name="T13">, int turns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removeCardLevelDrop</text:span><text:span text:style-name="T4">(CARD card,CARD src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LD = </text:span><text:span text:style-name="T1">getCardLevelDrop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3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Clamp</text:span><text:span text:style-name="T6">(int val, int min, int max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formula="of:=CONCATENATE(&quot;//---------  TOTAL: &quot;;COUNTIF([.B1:.B251];&quot;.*&quot;) - COUNTIF([.B1:.B251];&quot;(/).*&quot;);&quot; functions --------------&quot;)" office:value-type="string" office:string-value="//---------  TOTAL: 175 functions --------------" calcext:value-type="string">
            <text:p>//--------- <text:s/>TOTAL: 175 functions 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SpriteDuration</text:span>(int duration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SpriteDuration</text:span>(int duration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6">int duration = </text:span><text:span text:style-name="T1">getEffectDuration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duration = </text:span><text:span text:style-name="T1">getEffectSpriteDuration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r, int g, int b, int a = </text:span><text:span text:style-name="T1">getEffectTint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x, int y = </text:span><text:span text:style-name="T1">getEffectPosition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dx, int dy = </text:span><text:span text:style-name="T1">getEffectMovement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rx, int ry = </text:span><text:span text:style-name="T1">getEffectRandomMove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rsx, int rsy = </text:span><text:span text:style-name="T1">getEffectRandomStep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x,y = </text:span><text:span text:style-name="T1">getEffectScale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cx, int cy = </text:span><text:span text:style-name="T1">getEffectRotationCenter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angle = </text:span><text:span text:style-name="T1">getEffectRotationAngle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ZTCG_DRAWFLAG flags = </text:span><text:span text:style-name="T1">getEffectFlag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ZTCG_DRAWBLEND op, ZTCG_BLENDMODE src, ZTCG_BLENDMODE dest = </text:span><text:span text:style-name="T1">getEffectBlendingFlag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/00/0000</text:date>, <text:time style:data-style-name="N2" text:time-value="14:25:04.97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8DT1H10M47S</meta:editing-duration>
    <meta:editing-cycles>85</meta:editing-cycles>
    <meta:generator>LibreOffice/7.2.1.2$Windows_X86_64 LibreOffice_project/87b77fad49947c1441b67c559c339af8f3517e22</meta:generator>
    <dc:date>2023-03-13T14:26:11.963000000</dc:date>
    <meta:document-statistic meta:table-count="3" meta:cell-count="234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